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background-color="#dddddd"/>
    </style:style>
    <style:style style:name="P3" style:family="paragraph" style:parent-style-name="Standard">
      <style:text-properties style:font-name="liberation serif" officeooo:paragraph-rsid="001e3036" fo:background-color="#dddddd"/>
    </style:style>
    <style:style style:name="P4" style:family="paragraph" style:parent-style-name="Standard">
      <style:text-properties style:font-name="liberation serif" fo:background-color="#b2b2b2"/>
    </style:style>
    <style:style style:name="P5" style:family="paragraph" style:parent-style-name="Standard">
      <style:text-properties style:font-name="liberation serif" officeooo:paragraph-rsid="001e3036" fo:background-color="#b2b2b2"/>
    </style:style>
    <style:style style:name="P6" style:family="paragraph" style:parent-style-name="Standard">
      <style:text-properties style:font-name="liberation serif" fo:background-color="#ffffff"/>
    </style:style>
    <style:style style:name="P7" style:family="paragraph" style:parent-style-name="Standard">
      <style:text-properties style:font-name="liberation serif" officeooo:paragraph-rsid="001e3036" fo:background-color="#ffffff"/>
    </style:style>
    <style:style style:name="P8" style:family="paragraph" style:parent-style-name="Standard">
      <style:text-properties style:font-name="liberation serif" fo:font-size="15pt" fo:background-color="#ffffff" style:font-size-asian="15pt" style:font-size-complex="15pt"/>
    </style:style>
    <style:style style:name="P9" style:family="paragraph" style:parent-style-name="Standard">
      <style:text-properties style:font-name="liberation serif" fo:font-size="15pt" officeooo:paragraph-rsid="001e3036" fo:background-color="#ffffff" style:font-size-asian="15pt" style:font-size-complex="15pt"/>
    </style:style>
    <style:style style:name="P10" style:family="paragraph" style:parent-style-name="Standard">
      <style:text-properties style:font-name="liberation serif" fo:background-color="#dddddd"/>
    </style:style>
    <style:style style:name="P11" style:family="paragraph" style:parent-style-name="Standard">
      <style:text-properties style:font-name="liberation serif" officeooo:paragraph-rsid="001e3036" fo:background-color="#b2b2b2"/>
    </style:style>
    <style:style style:name="P12" style:family="paragraph" style:parent-style-name="Standard">
      <style:text-properties fo:color="#c9211e" style:font-name="liberation serif" fo:background-color="#dddddd"/>
    </style:style>
    <style:style style:name="P13" style:family="paragraph" style:parent-style-name="Standard">
      <style:text-properties fo:color="#c9211e" style:font-name="liberation serif" officeooo:paragraph-rsid="001e3036" fo:background-color="#dddddd"/>
    </style:style>
    <style:style style:name="T1" style:family="text">
      <style:text-properties fo:background-color="#b2b2b2" loext:char-shading-value="0"/>
    </style:style>
    <style:style style:name="T2" style:family="text">
      <style:text-properties officeooo:rsid="001e3036" fo:background-color="#b2b2b2" loext:char-shading-value="0"/>
    </style:style>
    <style:style style:name="T3" style:family="text">
      <style:text-properties fo:font-size="15pt" officeooo:rsid="001e3036" style:font-size-asian="15pt" style:font-size-complex="15pt"/>
    </style:style>
    <style:style style:name="T4" style:family="text">
      <style:text-properties officeooo:rsid="001e3036"/>
    </style:style>
    <style:style style:name="T5" style:family="text">
      <style:text-properties officeooo:rsid="001f9364"/>
    </style:style>
    <style:style style:name="T6" style:family="text">
      <style:text-properties officeooo:rsid="0021e14e"/>
    </style:style>
    <style:style style:name="T7" style:family="text">
      <style:text-properties fo:color="#c9211e"/>
    </style:style>
    <style:style style:name="T8" style:family="text">
      <style:text-properties officeooo:rsid="0022de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inleitung </text:p>
      <text:p text:style-name="P2"><text:tab/>Interview mit Andre Spindler, er ist selbstständiger Architekt und leitet sein eigenes <text:tab/>Architekturbüro mit Spezialisierung auf Brandschutz</text:p>
      <text:p text:style-name="P7"><text:s text:c="8"/></text:p>
      <text:p text:style-name="P3"><text:tab/>würden <text:span text:style-name="T6">S</text:span>ie noch etwas ergänzen wollen?</text:p>
      <text:p text:style-name="P6"><text:s text:c="4"/></text:p>
      <text:p text:style-name="P2"><text:tab/>Beschreibung der Selbstständigkeit als Einleitung </text:p>
      <text:p text:style-name="P2"><text:s text:c="8"/><text:tab/><text:tab/>wie sieht der durchschnittliche Arbeitstag aus </text:p>
      <text:p text:style-name="P7"><text:s text:c="4"/></text:p>
      <text:p text:style-name="P7"><text:span text:style-name="T3">Website</text:span> <text:s text:c="3"/></text:p>
      <text:p text:style-name="P2"><text:tab/>Interview unter dem Aspekt Onlinehandel/ -pr<text:span text:style-name="T6">ä</text:span>sentation &gt; <text:span text:style-name="T6">W</text:span>ebsite spielt bedeutende <text:span text:style-name="T6">R</text:span>olle</text:p>
      <text:p text:style-name="P12"/>
      <text:p text:style-name="P12"><text:tab/><text:span text:style-name="T4">A</text:span>llgemein: seit wann etwa haben <text:span text:style-name="T4">S</text:span>ie diese und seit wann ist es in <text:span text:style-name="T4">I</text:span>hrer <text:span text:style-name="T4">B</text:span>ranche üblich, sich <text:tab/>online zu präsentieren?</text:p>
      <text:p text:style-name="P2"/>
      <text:p text:style-name="P1"><text:span text:style-name="T1"><text:tab/></text:span><text:span text:style-name="T2">W</text:span><text:span text:style-name="T1">ar ein Unterschied im Vergleich ohne Website bezgl. Nachfrage merkbar?</text:span></text:p>
      <text:p text:style-name="P5"><text:s text:c="8"/></text:p>
      <text:p text:style-name="P5"><text:tab/>Hat Online-<text:span text:style-name="T5">Aspekt</text:span> Auswirkungen auf ihn berufliches Umfeld bzw. konkurrierende Firmen?</text:p>
      <text:p text:style-name="P2"/>
      <text:p text:style-name="P2"><text:tab/><text:span text:style-name="T7">Spielt die Onlinepräsenz in ihrem Gebiet eine wichtige Rolle?</text:span></text:p>
      <text:p text:style-name="P13"/>
      <text:p text:style-name="P13"><text:tab/>Welche Rolle spielt ihre Website im Konsumverlauf bzw. wie sieht dieser im <text:span text:style-name="T4">D</text:span>urchschnitt aus?</text:p>
      <text:p text:style-name="P13"/>
      <text:p text:style-name="P12"><text:tab/>Wir haben gesehen, dass sie online Mustervorlagen für einige Erklärungen zu Verfügung stellen. <text:tab/>Welchen Zweck dienen diese? // <text:span text:style-name="T8">unterstützende rolle</text:span></text:p>
      <text:p text:style-name="P12"/>
      <text:p text:style-name="P12"><text:tab/><text:span text:style-name="T5">Außerdem haben wir bemerkt, dass Sie auf ihrer Website Stellenangebote, zurzeit eins, <text:tab/>veröffentlicht haben. Welche Erfahrungen haben sie diesbezüglich gemacht?</text:span></text:p>
      <text:p text:style-name="P2"/>
      <text:p text:style-name="P2"><text:tab/>Hat <text:span text:style-name="T4">ihre Website</text:span> noch andere Funktionen?</text:p>
      <text:p text:style-name="P2"/>
      <text:p text:style-name="P12"><text:tab/>Über welchem Weg finden Kunden ihrer Meinung nach ihr Unternehem eher? Online oder <text:tab/>Analog? </text:p>
      <text:p text:style-name="P2"/>
      <text:p text:style-name="P2"><text:tab/>Im Blick auf andere Bereiche wie z. B. die Anstellung als Dozent: welche Rolle spielt die <text:tab/>Anbindung ans Internet hier?</text:p>
      <text:p text:style-name="P7"><text:s text:c="8"/></text:p>
      <text:p text:style-name="P9">Meinung bzgl. der Zukunft</text:p>
      <text:p text:style-name="P12"><text:tab/>Wie denken sie, wird sich der Online-Aspekt in ihrer Branche in Zukunft Entwickeln (klassische <text:tab/><text:span text:style-name="T4">A</text:span>nnahme es wird immer wichtiger, stimmen sie dem zu?)</text:p>
      <text:p text:style-name="P2"/>
      <text:p text:style-name="P2"><text:tab/>Denken <text:span text:style-name="T4">S</text:span>ie, dass sich die Onlinepräsentation auf weitere Bereiche wie 3D-Animationen direkt <text:tab/>auf der Website ausbreiten wird, wenn ja welche?</text:p>
      <text:p text:style-name="P2"/>
      <text:p text:style-name="P5"><text:tab/>Nützlichkeit von einer mögl. Erweiterung der Website auf andere Sprachen</text:p>
      <text:p text:style-name="P4"/>
      <text:p text:style-name="P4"><text:tab/>Meinung zu möglichen Verbesserungen des Eigen- und Firmenimages durch Medien und <text:tab/>Onlineplattformen</text:p>
      <text:p text:style-name="P5"><text:soft-page-break/></text:p>
      <text:p text:style-name="P5"><text:tab/>Mögliche Einbindung einer Bestell-Form, positiv oder negativ</text:p>
      <text:p text:style-name="P5"/>
      <text:p text:style-name="P5"><text:tab/>Meinung bzgl. Onlinemarktplätzen und -bezahldiensten</text:p>
      <text:p text:style-name="P4"/>
      <text:p text:style-name="P4"><text:tab/>Meinung bzgl. Gegenseitiger Beeinflussung von Unternehmen mit verschiedenen <text:tab/>Technikstandarts im Net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21:04:04.945547331</meta:creation-date>
    <dc:date>2020-11-02T15:20:59.508390171</dc:date>
    <meta:editing-duration>PT2H23M1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82" meta:character-count="2130" meta:non-whitespace-character-count="1792"/>
  </office:meta>
</office:document-meta>
</file>